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e9cd6" officeooo:paragraph-rsid="000e9cd6" style:font-size-asian="24pt" style:font-weight-asian="bold" style:font-size-complex="24pt" style:font-weight-complex="bold"/>
    </style:style>
    <style:style style:name="P2" style:family="paragraph" style:parent-style-name="Text_20_body">
      <style:text-properties officeooo:rsid="000e9cd6" officeooo:paragraph-rsid="000e9cd6"/>
    </style:style>
    <style:style style:name="P3" style:family="paragraph" style:parent-style-name="Header">
      <style:text-properties fo:color="#808080" fo:font-size="10pt" fo:font-style="italic" officeooo:rsid="000e9cd6" officeooo:paragraph-rsid="000e9cd6" style:font-size-asian="10pt" style:font-style-asian="italic" style:font-size-complex="10pt" style:font-style-complex="italic"/>
    </style:style>
    <style:style style:name="P4" style:family="paragraph" style:parent-style-name="Heading_20_1">
      <style:text-properties officeooo:paragraph-rsid="000e9cd6"/>
    </style:style>
    <style:style style:name="T1" style:family="text">
      <style:text-properties officeooo:rsid="000e9cd6"/>
    </style:style>
    <style:style style:name="T2" style:family="text">
      <style:text-properties style:font-name="Liberation Serif"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TP4 – TP5 de C++</text:p>
      <text:p text:style-name="P1"><text:span text:style-name="T2"/></text:p>
      <text:h text:style-name="P4" text:outline-level="1"><text:span text:style-name="T1">TP4</text:span></text:h>
      <text:h text:style-name="Heading_20_2" text:outline-level="2">Exercice 1</text:h>
      <text:p text:style-name="Text_20_body"/>
      <text:p text:style-name="P2">Pour tester le mobile, avec sa méthode avance et ses deux vecteurs Position et Vitesse, nous vérifions que pour une position donnée (ici (1, 1, 1)) et une vitesse donnée (ici (0, 2, 3)), nous obtenons bien, le bon changement de position après un temps donnée (ici 5) de secondes.</text:p>
      <text:p text:style-name="P2">Notre position d’arrivée doit donc être de (1, 1, 1) + 5(0, 2, 3) = (1, 11, 16).</text:p>
      <text:p text:style-name="P2">Nous vérifions le calcul dans le test. Nous vérifions aussi que la vitesse est toujours la mê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fo:font-size="10pt" fo:font-style="italic" officeooo:rsid="000e9cd6" officeooo:paragraph-rsid="000e9cd6"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Vincent BEUGNET</text:p>
        <text:p text:style-name="MP1">Adlane LADJ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23:40:11.635938424</meta:creation-date>
    <dc:date>2018-10-29T23:52:15.540349948</dc:date>
    <meta:editing-duration>PT1M3S</meta:editing-duration>
    <meta:editing-cycles>1</meta:editing-cycles>
    <meta:document-statistic meta:table-count="0" meta:image-count="0" meta:object-count="0" meta:page-count="1" meta:paragraph-count="8" meta:word-count="97" meta:character-count="520" meta:non-whitespace-character-count="430"/>
    <meta:generator>LibreOffice/6.1.2.1$Linux_X86_64 LibreOffice_project/65905a128db06ba48db947242809d14d3f9a93fe</meta:generator>
  </office:meta>
</office:document-meta>
</file>